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fill-gradient-name="Linear_20_blue_2f_white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d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.581cm" svg:height="7.351cm" svg:x="1.905cm" svg:y="1.539cm">
          <text:p/>
          <draw:enhanced-geometry svg:viewBox="0 0 21600 21600" draw:path-stretchpoint-x="10800" draw:path-stretchpoint-y="10800" draw:text-areas="?f3 ?f4 ?f5 ?f6" draw:type="round-rectangle" draw:modifiers="1138.47436431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5cm" svg:height="1.27cm" svg:x="8.148cm" svg:y="1.635cm">
          <text:p text:style-name="P1"><text:span text:style-name="T1">Initialization 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6.35cm" svg:height="1.27cm" svg:x="12.648cm" svg:y="3.335cm">
          <text:p text:style-name="P1"><text:span text:style-name="T1">Initialization 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" draw:text-style-name="P1" draw:layer="layout" svg:width="1.99cm" svg:height="1.989cm" draw:transform="rotate (-2.63282917663414) translate (14.83cm 13.12cm)">
            <text:p/>
            <draw:enhanced-geometry svg:viewBox="0 0 21600 21600" draw:text-areas="0 0 21600 21600" draw:mirror-vertical="true" draw:mirror-horizontal="false" draw:type="circular-arrow" draw:modifiers="-150.091914828771 11.0933688857865 8822.4176034601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" draw:text-style-name="P1" draw:layer="layout" svg:width="1.99cm" svg:height="1.989cm" draw:transform="skewX (0.000523598775598177) rotate (0.508763476956251) translate (12.098cm 12.468cm)">
            <text:p/>
            <draw:enhanced-geometry svg:viewBox="0 0 21600 21600" draw:text-areas="0 0 21600 21600" draw:mirror-vertical="true" draw:mirror-horizontal="false" draw:type="circular-arrow" draw:modifiers="-150.091914828771 11.0933688857865 8822.4176034601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2-22T09:34:55</meta:creation-date>
    <meta:editing-duration>PT02H36M28S</meta:editing-duration>
    <meta:editing-cycles>2</meta:editing-cycles>
    <dc:date>2010-12-22T13:10:21</dc:date>
    <meta:document-statistic meta:object-count="29"/>
    <meta:generator>OpenOffice.org/3.1$Linux OpenOffice.org_project/310m21$Build-9319</meta:generator>
  </office:meta>
</office:document-meta>
</file>